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18ac" officeooo:paragraph-rsid="001b18ac"/>
    </style:style>
    <style:style style:name="P2" style:family="paragraph" style:parent-style-name="Standard">
      <style:text-properties officeooo:rsid="001ed0a2" officeooo:paragraph-rsid="001fd272"/>
    </style:style>
    <style:style style:name="T1" style:family="text">
      <style:text-properties officeooo:rsid="001b1cc3"/>
    </style:style>
    <style:style style:name="T2" style:family="text">
      <style:text-properties officeooo:rsid="001fd316"/>
    </style:style>
    <style:style style:name="T3" style:family="text">
      <style:text-properties officeooo:rsid="002013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1</text:p>
      <text:p text:style-name="P1">1.</text:p>
      <text:p text:style-name="P1">2. J</text:p>
      <text:p text:style-name="P1">3. H</text:p>
      <text:p text:style-name="P1">4. G</text:p>
      <text:p text:style-name="P1">5.</text:p>
      <text:p text:style-name="P1">6. D</text:p>
      <text:p text:style-name="P1">7. B</text:p>
      <text:p text:style-name="P1">8. E</text:p>
      <text:p text:style-name="P1"/>
      <text:p text:style-name="P1">#2</text:p>
      <text:p text:style-name="P1">1. Guillaume parle, et il parle de la femme </text:p>
      <text:p text:style-name="P1">2. <text:span text:style-name="T3">L'amour de la deux.</text:span></text:p>
      <text:p text:style-name="P1">3. <text:span text:style-name="T3">Il dit que leur amour forme un pont.</text:span></text:p>
      <text:p text:style-name="P2">4. L'eau représente la peine et l'amoureuse</text:p>
      <text:p text:style-name="P2">5. Les temps symbolise le poète et son sentiments</text:p>
      <text:p text:style-name="P2">6. «La joie venait toujours après la peine», «L'amour s'en va comme cette eau courante»</text:p>
      <text:p text:style-name="P1">7. <text:span text:style-name="T2">Oui, il y a de l'optimisme.</text:span></text:p>
      <text:p text:style-name="P1">8. L'amoureuse, et un rupture</text:p>
      <text:p text:style-name="P1"/>
      <text:p text:style-name="P1">#3</text:p>
      <text:p text:style-name="P1">4. Je pense qu'elle était turbulent. Il dit que <text:span text:style-name="T1">leur amour était comme l'onde, donc leur amour était bonne des temps en temps, et mal des temps en temp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8:13:34.693000000</meta:creation-date>
    <dc:date>2015-10-13T19:27:35.154000000</dc:date>
    <meta:editing-duration>PT13M8S</meta:editing-duration>
    <meta:editing-cycles>3</meta:editing-cycles>
    <meta:generator>LibreOffice/4.4.0.3$Windows_x86 LibreOffice_project/de093506bcdc5fafd9023ee680b8c60e3e0645d7</meta:generator>
    <meta:document-statistic meta:table-count="0" meta:image-count="0" meta:object-count="0" meta:page-count="1" meta:paragraph-count="20" meta:word-count="112" meta:character-count="530" meta:non-whitespace-character-count="437"/>
  </office:meta>
</office:document-meta>
</file>